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ource_20_Text"># Creating a List </text:span></text:p>
      <text:p text:style-name="Standard"><text:span text:style-name="Source_20_Text">List = [] </text:span></text:p>
      <text:p text:style-name="Standard"><text:span text:style-name="Source_20_Text">print("Intial blank List: ") </text:span></text:p>
      <text:p text:style-name="Standard"><text:span text:style-name="Source_20_Text">print(List)</text:span></text:p>
      <text:p text:style-name="Standard"><text:span text:style-name="Source_20_Text"/></text:p>
      <text:p text:style-name="Standard"><text:span text:style-name="Source_20_Text"># Creating a List with </text:span></text:p>
      <text:p text:style-name="Standard"><text:span text:style-name="Source_20_Text"># the use of multiple values </text:span></text:p>
      <text:p text:style-name="Standard"><text:span text:style-name="Source_20_Text">List = ["Geeks", "For", "Geeks"] </text:span></text:p>
      <text:p text:style-name="Standard"><text:span text:style-name="Source_20_Text">print("\nList containing multiple values: ") </text:span></text:p>
      <text:p text:style-name="Standard"><text:span text:style-name="Source_20_Text">print(List[0]) <text:s/></text:span></text:p>
      <text:p text:style-name="Standard"><text:span text:style-name="Source_20_Text">print(List[2]) </text:span></text:p>
      <text:p text:style-name="Standard"><text:span text:style-name="Source_20_Text"><text:s text:c="2"/></text:span></text:p>
      <text:p text:style-name="Standard"><text:span text:style-name="Source_20_Text"># Creating a Multi-Dimensional List </text:span></text:p>
      <text:p text:style-name="Standard"><text:span text:style-name="Source_20_Text"># (By Nesting a list inside a List) </text:span></text:p>
      <text:p text:style-name="Standard"><text:span text:style-name="Source_20_Text">List = [['Geeks', 'For'] , ['Geeks']] </text:span></text:p>
      <text:p text:style-name="Standard"><text:span text:style-name="Source_20_Text">print("\nMulti-Dimensional List: ") </text:span></text:p>
      <text:p text:style-name="Standard"><text:span text:style-name="Source_20_Text">print(List) </text:span></text:p>
      <text:p text:style-name="Standard"><text:span text:style-name="Source_20_Text"><text:s text:c="2"/></text:span></text:p>
      <text:p text:style-name="Standard"><text:span text:style-name="Source_20_Text"># Creating a List with <text:s/></text:span></text:p>
      <text:p text:style-name="Standard"><text:span text:style-name="Source_20_Text"># the use of Numbers </text:span></text:p>
      <text:p text:style-name="Standard"><text:span text:style-name="Source_20_Text"># (Having duplicate values) </text:span></text:p>
      <text:p text:style-name="Standard"><text:span text:style-name="Source_20_Text">List = [1, 2, 4, 4, 3, 3, 3, 6, 5] </text:span></text:p>
      <text:p text:style-name="Standard"><text:span text:style-name="Source_20_Text">print("\nList with the use of Numbers: ") </text:span></text:p>
      <text:p text:style-name="Standard"><text:span text:style-name="Source_20_Text">print(List) </text:span></text:p>
      <text:p text:style-name="Standard"><text:span text:style-name="Source_20_Text"><text:s text:c="2"/></text:span></text:p>
      <text:p text:style-name="Standard"><text:span text:style-name="Source_20_Text"># Creating a List with <text:s/></text:span></text:p>
      <text:p text:style-name="Standard"><text:span text:style-name="Source_20_Text"># mixed type of values </text:span></text:p>
      <text:p text:style-name="Standard"><text:span text:style-name="Source_20_Text"># (Having numbers and strings) </text:span></text:p>
      <text:p text:style-name="Standard"><text:span text:style-name="Source_20_Text">List = [1, 2, 'Geeks', 4, 'For', 6, 'Geeks'] </text:span></text:p>
      <text:p text:style-name="Standard"><text:span text:style-name="Source_20_Text">print("\nList with the use of Mixed Values: ") </text:span></text:p>
      <text:p text:style-name="Standard"><text:span text:style-name="Source_20_Text">print(List) </text:span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># Creating an empty Dictionary </text:span></text:p>
      <text:p text:style-name="Standard"><text:span text:style-name="Source_20_Text">Dict = {} </text:span></text:p>
      <text:p text:style-name="Standard"><text:span text:style-name="Source_20_Text">print("Empty Dictionary: ") </text:span></text:p>
      <text:p text:style-name="Standard"><text:span text:style-name="Source_20_Text">print(Dict)</text:span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># An empty tuple </text:span></text:p>
      <text:p text:style-name="Standard"><text:span text:style-name="Source_20_Text">empty_tuple = () </text:span></text:p>
      <text:p text:style-name="Standard"><text:span text:style-name="Source_20_Text">print (empty_tuple) </text:span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># Creating non-empty tuples </text:span></text:p>
      <text:p text:style-name="Standard"><text:span text:style-name="Source_20_Text"><text:s text:c="2"/></text:span></text:p>
      <text:p text:style-name="Standard"><text:span text:style-name="Source_20_Text"># One way of creation </text:span></text:p>
      <text:p text:style-name="Standard"><text:span text:style-name="Source_20_Text">tup = 'python', 'geeks'</text:span></text:p>
      <text:p text:style-name="Standard"><text:span text:style-name="Source_20_Text">print(tup) </text:span></text:p>
      <text:p text:style-name="Standard"><text:span text:style-name="Source_20_Text"><text:s text:c="2"/></text:span></text:p>
      <text:p text:style-name="Standard"><text:span text:style-name="Source_20_Text"># Another for doing the same </text:span></text:p>
      <text:p text:style-name="Standard"><text:span text:style-name="Source_20_Text">tup = ('python', 'geeks') </text:span></text:p>
      <text:p text:style-name="Standard"><text:span text:style-name="Source_20_Text">print(tup) </text:span></text:p>
      <text:p text:style-name="Standard"><text:soft-page-break/><text:span text:style-name="Source_20_Text"/></text:p>
      <text:p text:style-name="Standard"><text:span text:style-name="Source_20_Text"/></text:p>
      <text:p text:style-name="Standard"><text:span text:style-name="Source_20_Text"># Code for concatenating 2 tuples </text:span></text:p>
      <text:p text:style-name="Standard"><text:span text:style-name="Source_20_Text"><text:s text:c="2"/></text:span></text:p>
      <text:p text:style-name="Standard"><text:span text:style-name="Source_20_Text">tuple1 = (0, 1, 2, 3) </text:span></text:p>
      <text:p text:style-name="Standard"><text:span text:style-name="Source_20_Text">tuple2 = ('python', 'geek') </text:span></text:p>
      <text:p text:style-name="Standard"><text:span text:style-name="Source_20_Text"><text:s text:c="2"/></text:span></text:p>
      <text:p text:style-name="Standard"><text:span text:style-name="Source_20_Text"># Concatenating above two </text:span></text:p>
      <text:p text:style-name="Standard"><text:span text:style-name="Source_20_Text">print(tuple1 + tuple2) </text:span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># Code to create a tuple with repetition </text:span></text:p>
      <text:p text:style-name="Standard"><text:span text:style-name="Source_20_Text"><text:s text:c="2"/></text:span></text:p>
      <text:p text:style-name="Standard"><text:span text:style-name="Source_20_Text">tuple3 = ('python',)*3</text:span></text:p>
      <text:p text:style-name="Standard"><text:span text:style-name="Source_20_Text">print(tuple3) </text:span></text:p>
      <text:p text:style-name="Standard"><text:span text:style-name="Source_20_Text"/></text:p>
      <text:p text:style-name="Standard"><text:span text:style-name="Source_20_Text"><text:s text:c="2"/></text:span></text:p>
      <text:p text:style-name="Standard"><text:span text:style-name="Source_20_Text"># Creating a Dictionary <text:s/></text:span></text:p>
      <text:p text:style-name="Standard"><text:span text:style-name="Source_20_Text"># with Integer Keys </text:span></text:p>
      <text:p text:style-name="Standard"><text:span text:style-name="Source_20_Text">Dict = {1: 'Geeks', 2: 'For', 3: 'Geeks'} </text:span></text:p>
      <text:p text:style-name="Standard"><text:span text:style-name="Source_20_Text">print("\nDictionary with the use of Integer Keys: ") </text:span></text:p>
      <text:p text:style-name="Standard"><text:span text:style-name="Source_20_Text">print(Dict) </text:span></text:p>
      <text:p text:style-name="Standard"><text:span text:style-name="Source_20_Text"><text:s text:c="2"/></text:span></text:p>
      <text:p text:style-name="Standard"><text:span text:style-name="Source_20_Text"># Creating a Dictionary <text:s/></text:span></text:p>
      <text:p text:style-name="Standard"><text:span text:style-name="Source_20_Text"># with Mixed keys </text:span></text:p>
      <text:p text:style-name="Standard"><text:span text:style-name="Source_20_Text">Dict = {'Name': 'Geeks', 1: [1, 2, 3, 4]} </text:span></text:p>
      <text:p text:style-name="Standard"><text:span text:style-name="Source_20_Text">print("\nDictionary with the use of Mixed Keys: ") </text:span></text:p>
      <text:p text:style-name="Standard"><text:span text:style-name="Source_20_Text">print(Dict) </text:span></text:p>
      <text:p text:style-name="Standard"><text:span text:style-name="Source_20_Text"><text:s text:c="2"/></text:span></text:p>
      <text:p text:style-name="Standard"><text:span text:style-name="Source_20_Text"># Creating a Dictionary </text:span></text:p>
      <text:p text:style-name="Standard"><text:span text:style-name="Source_20_Text"># with dict() method </text:span></text:p>
      <text:p text:style-name="Standard"><text:span text:style-name="Source_20_Text">Dict = dict({1: 'Geeks', 2: 'For', 3:'Geeks'}) </text:span></text:p>
      <text:p text:style-name="Standard"><text:span text:style-name="Source_20_Text">print("\nDictionary with the use of dict(): ") </text:span></text:p>
      <text:p text:style-name="Standard"><text:span text:style-name="Source_20_Text">print(Dict) </text:span></text:p>
      <text:p text:style-name="Standard"><text:span text:style-name="Source_20_Text"><text:s text:c="2"/></text:span></text:p>
      <text:p text:style-name="Standard"><text:span text:style-name="Source_20_Text"># Creating a Dictionary </text:span></text:p>
      <text:p text:style-name="Standard"><text:span text:style-name="Source_20_Text"># with each item as a Pair </text:span></text:p>
      <text:p text:style-name="Standard"><text:span text:style-name="Source_20_Text">Dict = dict([(1, 'Geeks'), (2, 'For')]) </text:span></text:p>
      <text:p text:style-name="Standard"><text:span text:style-name="Source_20_Text">print("\nDictionary with each item as a pair: ") </text:span></text:p>
      <text:p text:style-name="Standard"><text:span text:style-name="Source_20_Text">print(Dict) </text:span></text:p>
      <text:p text:style-name="Standard"><text:span text:style-name="Source_20_Text"/></text:p>
      <text:p text:style-name="Standard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0:22:05.583820115</meta:creation-date>
    <dc:date>2019-09-09T10:22:40.856087265</dc:date>
    <meta:editing-duration>PT35S</meta:editing-duration>
    <meta:editing-cycles>1</meta:editing-cycles>
    <meta:document-statistic meta:table-count="0" meta:image-count="0" meta:object-count="0" meta:page-count="2" meta:paragraph-count="81" meta:word-count="305" meta:character-count="1852" meta:non-whitespace-character-count="1522"/>
    <meta:generator>LibreOffice/6.2.6.2$Linux_X86_64 LibreOffice_project/20$Build-2</meta:generator>
  </office:meta>
</office:document-meta>
</file>